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8-02-28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8-01-2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12-2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11-2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10-2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9-2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8-31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7-2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6-30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6-0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4-2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3-3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2-24 0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7-01-27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12-21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11-29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10-2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9-2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8-30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7-26 1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6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5-2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4-28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3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3-1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6-01-28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12-23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11-18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10-30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9-21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8-2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7-28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6-2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5-29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4-2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3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5-01-2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12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11-2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10-2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9-25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8-27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7-30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6-26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5-29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4-29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3-25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4-01-27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12-23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11-25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10-30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9-27 14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8-28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7-31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6-26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5-3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4-29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3-2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3-01-2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11-27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10-31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9-2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8-2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7-27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6-27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5-29 1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4-24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3-27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2-28 1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2-01-31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12-20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11-28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10-26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9-26 1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8-31 1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7-25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6-28 1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5-24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4-27 1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3-28 1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1-02-23 1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12-21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11-29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10-26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9-29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8-30 1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7-28 1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6-28 1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5-20 1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4-28 1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3-31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2-23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10-01-27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12-2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11-30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10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9-3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8-31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7-31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6-3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5-27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4-24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3-3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2-24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9-01-27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12-29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11-25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10-2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8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7-3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6-2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5-28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4-24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3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2-2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8-01-3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12-27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11-27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10-30 1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9-20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8-29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7-30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6-27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5-30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4-27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3-3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2-2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7-01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11-2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10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9-2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7-27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6-27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5-25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4-2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3-2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2-22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6-01-27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12-2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11-23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10-21 0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200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8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3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3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9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8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643072502201</text:p>
          </table:table-cell>
          <table:table-cell office:value-type="string" calcext:value-type="string">
            <text:p>1982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96" meta:object-count="0"/>
    <meta:user-defined meta:name="AppVersion">3.0</meta:user-defined>
  </office:meta>
</office:document-meta>
</file>